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4.8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Item #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Ref Des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fg Part #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Dist. Part #</text:p>
          </table:table-cell>
          <table:table-cell table:style-name="ce1" office:value-type="string">
            <text:p>Description</text:p>
          </table:table-cell>
          <table:table-cell table:style-name="ce2" office:value-type="string">
            <text:p>Package</text:p>
          </table:table-cell>
          <table:table-cell table:style-name="ce3" office:value-type="string">
            <text:p>Type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Vishay Semiconductors</text:p>
          </table:table-cell>
          <table:table-cell office:value-type="string">
            <text:p>VLMS1300-GS08</text:p>
          </table:table-cell>
          <table:table-cell office:value-type="string">
            <text:p>Mouser</text:p>
          </table:table-cell>
          <table:table-cell office:value-type="string">
            <text:p>78-VLMS1300-GS08</text:p>
          </table:table-cell>
          <table:table-cell office:value-type="string">
            <text:p>Red LED</text:p>
          </table:table-cell>
          <table:table-cell office:value-type="string">
            <text:p>SM0603</text:p>
          </table:table-cell>
          <table:table-cell office:value-type="string">
            <text:p>sm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Vishay Semiconductors</text:p>
          </table:table-cell>
          <table:table-cell office:value-type="string">
            <text:p>VLMO1300-GS08</text:p>
          </table:table-cell>
          <table:table-cell office:value-type="string">
            <text:p>Mouser</text:p>
          </table:table-cell>
          <table:table-cell office:value-type="string">
            <text:p>78-VLMO1300-GS08</text:p>
          </table:table-cell>
          <table:table-cell office:value-type="string">
            <text:p>Amber LED</text:p>
          </table:table-cell>
          <table:table-cell office:value-type="string">
            <text:p>SM0603</text:p>
          </table:table-cell>
          <table:table-cell office:value-type="string">
            <text:p>sm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Vishay Semiconductors</text:p>
          </table:table-cell>
          <table:table-cell office:value-type="string">
            <text:p>VLMTG1300-GS08</text:p>
          </table:table-cell>
          <table:table-cell office:value-type="string">
            <text:p>Mouser</text:p>
          </table:table-cell>
          <table:table-cell office:value-type="string">
            <text:p>78-VLMTG1300-GS08</text:p>
          </table:table-cell>
          <table:table-cell office:value-type="string">
            <text:p>Green LED</text:p>
          </table:table-cell>
          <table:table-cell office:value-type="string">
            <text:p>SM0603</text:p>
          </table:table-cell>
          <table:table-cell office:value-type="string">
            <text:p>sm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l </text:p>
          </table:table-cell>
          <table:table-cell office:value-type="string">
            <text:p>ATTINY45V-10XU</text:p>
          </table:table-cell>
          <table:table-cell office:value-type="string">
            <text:p>Mouser</text:p>
          </table:table-cell>
          <table:table-cell office:value-type="string">
            <text:p>556-ATTINY45V10XU</text:p>
          </table:table-cell>
          <table:table-cell office:value-type="string">
            <text:p>ATTINY45 TSSOP</text:p>
          </table:table-cell>
          <table:table-cell office:value-type="string">
            <text:p>TSSOP8</text:p>
          </table:table-cell>
          <table:table-cell office:value-type="string">
            <text:p>smd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Micro Crystal</text:p>
          </table:table-cell>
          <table:table-cell office:value-type="string">
            <text:p>RV-8564-C2-TA-020</text:p>
          </table:table-cell>
          <table:table-cell office:value-type="string">
            <text:p>RS</text:p>
          </table:table-cell>
          <table:table-cell office:value-type="string">
            <text:p>729-3375P</text:p>
          </table:table-cell>
          <table:table-cell office:value-type="string">
            <text:p>RV-8564-C2 Real time Clock</text:p>
          </table:table-cell>
          <table:table-cell office:value-type="string">
            <text:p>SON (10)</text:p>
          </table:table-cell>
          <table:table-cell office:value-type="string">
            <text:p>smd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Xicon</text:p>
          </table:table-cell>
          <table:table-cell office:value-type="string">
            <text:p>301-4.7K-RC</text:p>
          </table:table-cell>
          <table:table-cell office:value-type="string">
            <text:p>Mouser</text:p>
          </table:table-cell>
          <table:table-cell office:value-type="string">
            <text:p>Xicon</text:p>
          </table:table-cell>
          <table:table-cell office:value-type="string">
            <text:p>Resistor 4K7</text:p>
          </table:table-cell>
          <table:table-cell office:value-type="string">
            <text:p>SM0603</text:p>
          </table:table-cell>
          <table:table-cell office:value-type="string">
            <text:p>sm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Xicon</text:p>
          </table:table-cell>
          <table:table-cell office:value-type="string">
            <text:p>301-4.7K-RC</text:p>
          </table:table-cell>
          <table:table-cell office:value-type="string">
            <text:p>Mouser</text:p>
          </table:table-cell>
          <table:table-cell office:value-type="string">
            <text:p>Xicon</text:p>
          </table:table-cell>
          <table:table-cell office:value-type="string">
            <text:p>Resistor 4K7</text:p>
          </table:table-cell>
          <table:table-cell office:value-type="string">
            <text:p>SM0603</text:p>
          </table:table-cell>
          <table:table-cell office:value-type="string">
            <text:p>sm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SUM([.K3:.K9])" office:value-type="float" office:value="487">
            <text:p>487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Sleight</meta:initial-creator>
    <meta:creation-date>2012-11-01T11:52:50</meta:creation-date>
    <dc:date>2012-11-03T15:18:10</dc:date>
    <dc:creator>Brendan Sleight</dc:creator>
    <meta:editing-duration>PT8M42S</meta:editing-duration>
    <meta:editing-cycles>4</meta:editing-cycles>
    <meta:generator>LibreOffice/3.5$Linux_X86_64 LibreOffice_project/350m1$Build-2</meta:generator>
    <meta:document-statistic meta:table-count="1" meta:cell-count="88" meta:object-count="0"/>
  </office:meta>
</office:document-meta>
</file>